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liederung für die Ausarbeitung</text:h>
      <text:h text:style-name="Heading_20_2" text:outline-level="2">Stand der Technik</text:h>
      <text:list xml:id="list33723888" text:style-name="L1">
        <text:list-item>
          <text:p text:style-name="P1">Verfügbare Konzepte</text:p>
        </text:list-item>
        <text:list-item>
          <text:p text:style-name="P1">Gesamtwirkungsgrad</text:p>
        </text:list-item>
        <text:list-item>
          <text:p text:style-name="P1">Probleme</text:p>
        </text:list-item>
      </text:list>
      <text:h text:style-name="Heading_20_2" text:outline-level="2">Idee</text:h>
      <text:list xml:id="list33717101" text:style-name="L2">
        <text:list-item>
          <text:p text:style-name="P2">Beschreibung</text:p>
        </text:list-item>
        <text:list-item>
          <text:p text:style-name="P2">Erhoffte Vorteile</text:p>
        </text:list-item>
      </text:list>
      <text:h text:style-name="Heading_20_2" text:outline-level="2">Beschreibung des Programms</text:h>
      <text:list xml:id="list33716377" text:style-name="L3">
        <text:list-item>
          <text:p text:style-name="P3">Ablaufdiagramm (Top-Level)</text:p>
        </text:list-item>
        <text:list-item>
          <text:p text:style-name="P3">Möglichkeiten und Grenzen (versch. Breitengrade, über ein Jahr hinweg etc.)</text:p>
        </text:list-item>
      </text:list>
      <text:h text:style-name="Heading_20_2" text:outline-level="2">Gesamtaufbau</text:h>
      <text:list xml:id="list33727012" text:style-name="L4">
        <text:list-item>
          <text:p text:style-name="P4">CAD-Modell mit allen Nebenaggregaten (Antriebe: Sterling, Turbine)</text:p>
        </text:list-item>
        <text:list-item>
          <text:p text:style-name="P4">Verschiedene Generatorantriebe (Stirling, Turbine)</text:p>
        </text:list-item>
      </text:list>
      <text:h text:style-name="Heading_20_2" text:outline-level="2">Kosten</text:h>
      <text:h text:style-name="Heading_20_2" text:outline-level="2">Ergebnisse</text:h>
      <text:p text:style-name="P8">Berechnung des Wirkungsgrads des Solarspiegels</text:p>
      <text:list xml:id="list33726781" text:style-name="L5">
        <text:list-item>
          <text:p text:style-name="P5">Fläche des Raymakers</text:p>
        </text:list-item>
      </text:list>
      <text:list xml:id="list33705485" text:style-name="L5">
        <text:list-item>
          <text:list>
            <text:list-item>
              <text:p text:style-name="P5">Kantenlänge: Wurzel(10)*Wurzel(2)</text:p>
            </text:list-item>
            <text:list-item>
              <text:p text:style-name="P5">Fläche daher: 20m²</text:p>
            </text:list-item>
          </text:list>
        </text:list-item>
        <text:list-item>
          <text:p text:style-name="P5">Leistung pro Fläche</text:p>
          <text:list>
            <text:list-item>
              <text:p text:style-name="P5">Quelle: <text:a xlink:type="simple" xlink:href="http://en.wikipedia.org/wiki/Air_mass_(solar_energy">http://en.wikipedia.org/wiki/Air_mass_(solar_energy</text:a>), tabelle unten</text:p>
            </text:list-item>
            <text:list-item>
              <text:p text:style-name="P5">Wir gehen erstmal von 600W/m² aus (ca. Mittelwert im Reglement)</text:p>
            </text:list-item>
          </text:list>
        </text:list-item>
        <text:list-item>
          <text:p text:style-name="P5">Leistung pro Strahl</text:p>
          <text:list>
            <text:list-item>
              <text:p text:style-name="P5">Aus den oben gegebenen Werten P_{ray}=12kW/(#rays_per_row)²</text:p>
            </text:list-item>
          </text:list>
        </text:list-item>
        <text:list-item>
          <text:p text:style-name="P5">Energie</text:p>
          <text:list>
            <text:list-item>
              <text:p text:style-name="P5">P_{System}/P_{Sonne} ist ja der solare Wirkungsgrad. Diesen wollen wir über einen Tag mitteln. Der Tag beginnt bei 85° Sonnenstand, alles darunter ist sinnlos. Bei 15 Zeitpunkten wie bisher lassen wir dafür einfach den ersten und letzten Punkt weg (je 90°, zweiter/vorletzter: 76,8°)</text:p>
            </text:list-item>
            <text:list-item>
              <text:p text:style-name="P5">Eine Mittelung erfolgt über ein Integral und dadurch eta=E_{System}/E_{Sonne} für einen Tag. Wenn wir für beides die gleiche Anzahl an Zeitpunkten ausrechnen, kann man diese Formel getrost verwenden.</text:p>
            </text:list-item>
            <text:list-item>
              <text:p text:style-name="P5">E_{Sonne} (pseudo) kann vorab berechnet werden zu 12kW*(15-2)h = 12*13kWh = 156kWh</text:p>
            </text:list-item>
            <text:list-item>
              <text:p text:style-name="P5">E_{System} (pseudo) ist Sum(i=2:14, absorbed_rays_i) * 12kW/(#rays_per_row)²</text:p>
            </text:list-item>
          </text:list>
        </text:list-item>
        <text:list-item>
          <text:p text:style-name="P5">Exakte Rechnung</text:p>
          <text:list>
            <text:list-item>
              <text:p text:style-name="P5">Für jeden Zeitpunkt aus dem (korrekten, TODO) theta-Winkel die Solare Leistung pro m² berechnen</text:p>
            </text:list-item>
            <text:list-item>
              <text:p text:style-name="P5">Daraus P_{ray}_i berechnen, Anzahl Trefferstrahlen damit multiplizieren, über einen Tag akkumulieren.</text:p>
            </text:list-item>
          </text:list>
        </text:list-item>
        <text:list-item>
          <text:p text:style-name="P5">Skript</text:p>
          <text:list>
            <text:list-item>
              <text:p text:style-name="P5">Für die Berechnung kann Spiegelung_Fokustest.m benutzt werden</text:p>
            </text:list-item>
          </text:list>
        </text:list-item>
      </text:list>
      <text:p text:style-name="Text_20_body"/>
      <text:p text:style-name="Text_20_body">Berechnung der über 4 Stunden mindestens erhältlichen Leistung</text:p>
      <text:list xml:id="list34476525" text:style-name="L8">
        <text:list-item>
          <text:p text:style-name="P6">Spiegelung Fokustest wie oben durchlaufen lassen, Strahlen nur zu den Zeitpunkten 6,7,8,9,10 mit zugehöriger Sonnenleistung oder einfach mit 800W/m^2 ^= 16kW/(#rays_per_row)² akkumulieren, durch 5 teilen.</text:p>
        </text:list-item>
        <text:list-item>
          <text:p text:style-name="P6">Wir tun so, als wäre der Absorber in der Lage, alle Leistung an den Wärmetauscher weiterzugeben.</text:p>
        </text:list-item>
      </text:list>
      <text:p text:style-name="P8">Rechnung</text:p>
      <text:p text:style-name="Text_20_body">grob</text:p>
      <text:list xml:id="list34610835" text:style-name="L9">
        <text:list-item>
          <text:p text:style-name="P7">878 absorbierte Strahlen bei 1/20 x² 1/20y² Form und alter phi theta Berechnung</text:p>
        </text:list-item>
        <text:list-item>
          <text:p text:style-name="P7">40rpr (rays per row), also 1600 rays pro zeiteinheit mit jeweils 12kW/1600 = 7,5Watt</text:p>
        </text:list-item>
        <text:list-item>
          <text:p text:style-name="P7">nach [E_{System} (pseudo) ist Sum(i=2:14, absorbed_rays_i) * 12kW/(#rays_per_row)²] ergibt sich E_{System} (pseudo) = 878 * 7,5 = 6,585kWh</text:p>
        </text:list-item>
        <text:list-item>
          <text:p text:style-name="P7">Wirkungsgrad bei E_Sonne_pseudo = 156kWh ist 6,585/156 = 4,22%</text:p>
          <text:list>
            <text:list-item>
              <text:p text:style-name="P7">Falsch! Es können ja gar nicht 20m² absorbiert werden sondern nur 10m² maximal, daher mal 2</text:p>
            </text:list-item>
          </text:list>
        </text:list-item>
        <text:list-item>
          <text:p text:style-name="P7">Wirkungsgrad bei E_Sonne_pseudo = (156kWh/2) ist 6,585/(156/2) = 8,44%</text:p>
        </text:list-item>
      </text:list>
      <text:p text:style-name="Text_20_body">neues phi theta bzw neuer Raymaker</text:p>
      <text:list xml:id="list39429050" text:continue-numbering="true" text:style-name="L9">
        <text:list-item>
          <text:p text:style-name="P7">2024 absorbierte Strahlen bei 1/20 x² 1/20y² Form und NEUER Raymaker Berechnung</text:p>
        </text:list-item>
        <text:list-item>
          <text:p text:style-name="P7">40rpr (rays per row), also 1600 rays pro zeiteinheit mit jeweils 12kW/1600 = 7,5Watt</text:p>
        </text:list-item>
        <text:list-item>
          <text:p text:style-name="P7">nach [E_{System} (pseudo) ist Sum(i=2:14, absorbed_rays_i) * 12kW/(#rays_per_row)²] ergibt sich E_{System} (pseudo) = 2024 * 7,5 = 15,180kWh</text:p>
        </text:list-item>
        <text:list-item>
          <text:p text:style-name="P7">Wirkungsgrad bei E_Sonne_pseudo = 156kWh ist (15,180/156)*2 = 19,46%</text:p>
        </text:list-item>
      </text:list>
      <text:p text:style-name="Text_20_body"/>
      <text:p text:style-name="Text_20_body"/>
      <text:p text:style-name="Text_20_body"/>
      <text:p text:style-name="Text_20_body">Mindestleistung für Wolfgang</text:p>
      <text:p text:style-name="Text_20_body">&gt;250Strahlen in der Mittagszeit entsprechen 1,9kW über mindestens 4 Stunden</text:p>
      <text:p text:style-name="P8">TODO</text:p>
      <text:p text:style-name="Text_20_body">Absorber Material</text:p>
      <text:p text:style-name="Text_20_body">eta plus, Tinox (Vaillant), sunselect</text:p>
      <text:p text:style-name="Text_20_body">95% Wirkungsgrad</text:p>
      <text:p text:style-name="Text_20_body"/>
      <text:p text:style-name="Text_20_body">Spiegelfläche: Material</text:p>
      <text:p text:style-name="Text_20_body">Kosten pro qm</text:p>
      <text:p text:style-name="Text_20_body"/>
      <text:p text:style-name="Text_20_body">Kosten für die beidem Motoren</text:p>
      <text:p text:style-name="Text_20_body"/>
      <text:p text:style-name="Text_20_body">Kosten für die Metallschiene</text:p>
      <text:p text:style-name="Text_20_body"/>
      <text:p text:style-name="Text_20_body">Glasfasermatten/Epoxytharz</text:p>
      <text:p text:style-name="Text_20_body"/>
      <text:p text:style-name="Text_20_body">alte Sat-Schüssel als kleiner spieg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4T07:47:39</meta:creation-date>
    <dc:date>2012-07-11T19:28:59.87</dc:date>
    <meta:editing-duration>PT05H31M28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4" meta:paragraph-count="63" meta:word-count="495" meta:character-count="3406"/>
  </office:meta>
</office:document-meta>
</file>